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15.101cm"/>
    </style:style>
    <style:style style:name="co3" style:family="table-column">
      <style:table-column-properties fo:break-before="auto" style:column-width="12.584cm"/>
    </style:style>
    <style:style style:name="co4" style:family="table-column">
      <style:table-column-properties fo:break-before="auto" style:column-width="1.667cm"/>
    </style:style>
    <style:style style:name="ro1" style:family="table-row">
      <style:table-row-properties style:row-height="2.408cm" fo:break-before="auto" style:use-optimal-row-height="false"/>
    </style:style>
    <style:style style:name="ro2" style:family="table-row">
      <style:table-row-properties style:row-height="1.111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94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86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22pt" style:font-size-asian="22pt" style:font-size-complex="22pt"/>
    </style:style>
    <style:style style:name="ce3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22pt" style:font-size-asian="22pt" style:font-size-complex="22pt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22pt" style:font-size-asian="22pt" style:font-size-complex="22pt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22pt" style:font-size-asian="22pt" style:font-size-complex="22pt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22pt" style:font-size-asian="22pt" style:font-size-complex="22pt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font-size="22pt" style:font-size-asian="22pt" style:font-size-complex="22pt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font-size="22pt" style:font-size-asian="22pt" style:font-size-complex="22pt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font-size="22pt" style:font-size-asian="22pt" style:font-size-complex="22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22pt" style:font-size-asian="22pt" style:font-size-complex="22pt"/>
    </style:style>
    <style:style style:name="ce1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font-size="22pt" style:font-size-asian="22pt" style:font-size-complex="22pt"/>
    </style:style>
    <style:style style:name="ce1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ce15" style:family="table-cell" style:parent-style-name="Default">
      <style:text-properties fo:font-size="20pt" style:font-size-asian="20pt" style:font-size-complex="20pt"/>
    </style:style>
    <style:style style:name="T1" style:family="text">
      <style:text-properties fo:color="#000000" style:font-name="Calibri" fo:font-size="2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weight-asian="normal" style:font-weight-complex="normal" style:font-style-asian="normal" style:font-style-complex="normal" fo:font-size="26pt" style:font-size-asian="26pt" style:font-size-complex="2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ПРАЙС-ЛИСТ <text:span text:style-name="T1">НА КЛИНИНГОВЫЕ УСЛУГИ</text:span><text:span text:style-name="T2"> "Две хозяюшки"</text:span></text:p>
          </table:table-cell>
          <table:covered-table-cell table:number-columns-repeated="2" table:style-name="ce1"/>
          <table:table-cell table:style-name="ce14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Услуга</text:p>
          </table:table-cell>
          <table:table-cell table:style-name="ce2" office:value-type="string" calcext:value-type="string">
            <text:p>Диапозон цен</text:p>
          </table:table-cell>
          <table:table-cell table:style-name="ce11" table:number-columns-repeated="4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3" table:number-rows-spanned="1">
            <text:p>Уборка пароочистителем</text:p>
          </table:table-cell>
          <table:covered-table-cell table:style-name="ce6"/>
          <table:covered-table-cell table:style-name="ce12"/>
          <table:table-cell table:number-columns-repeated="1021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2">
            <text:p>Аренда пароочистителя</text:p>
          </table:table-cell>
          <table:table-cell table:style-name="ce9" office:value-type="string" calcext:value-type="string">
            <text:p>400р./сут.</text:p>
          </table:table-cell>
          <table:table-cell table:number-columns-repeated="1021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covered-table-cell table:style-name="ce7"/>
          <table:table-cell table:style-name="ce9" office:value-type="string" calcext:value-type="string">
            <text:p>700р./ 2 сут.</text:p>
          </table:table-cell>
          <table:table-cell table:number-columns-repeated="1021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Обработка паром</text:p>
          </table:table-cell>
          <table:table-cell table:style-name="ce9" office:value-type="string" calcext:value-type="string">
            <text:p>от 100р. До 600р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3" table:number-rows-spanned="1">
            <text:p>Химчистка экстратором</text:p>
          </table:table-cell>
          <table:covered-table-cell table:style-name="ce6"/>
          <table:covered-table-cell table:style-name="ce12"/>
          <table:table-cell table:number-columns-repeated="1021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Химчистка прямого дивана до 2х м.</text:p>
          </table:table-cell>
          <table:table-cell table:style-name="ce9" office:value-type="string" calcext:value-type="string">
            <text:p>от 2000р до 2500р</text:p>
          </table:table-cell>
          <table:table-cell table:number-columns-repeated="1021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Химчистка прямого дивана от 2х м.</text:p>
          </table:table-cell>
          <table:table-cell table:style-name="ce9" office:value-type="string" calcext:value-type="string">
            <text:p>от 2500р до 3000р</text:p>
          </table:table-cell>
          <table:table-cell table:number-columns-repeated="1021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Химчистка углового дивана </text:p>
          </table:table-cell>
          <table:table-cell table:style-name="ce9" office:value-type="string" calcext:value-type="string">
            <text:p>от 2500р до 3000р</text:p>
          </table:table-cell>
          <table:table-cell table:number-columns-repeated="1021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Химчистка стула</text:p>
          </table:table-cell>
          <table:table-cell table:style-name="ce9" office:value-type="string" calcext:value-type="string">
            <text:p>от 300р до 500р</text:p>
          </table:table-cell>
          <table:table-cell table:number-columns-repeated="1021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Химчистка кресла со спальным местом</text:p>
          </table:table-cell>
          <table:table-cell table:style-name="ce9" office:value-type="string" calcext:value-type="string">
            <text:p>от 800р до 1500р</text:p>
          </table:table-cell>
          <table:table-cell table:number-columns-repeated="1021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Химчистка кресла без спального места</text:p>
          </table:table-cell>
          <table:table-cell table:style-name="ce9" office:value-type="string" calcext:value-type="string">
            <text:p>от 500р до 700р</text:p>
          </table:table-cell>
          <table:table-cell table:number-columns-repeated="1021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Химчистка детского матраса</text:p>
          </table:table-cell>
          <table:table-cell table:style-name="ce9" office:value-type="string" calcext:value-type="string">
            <text:p>от 500р до 800р</text:p>
          </table:table-cell>
          <table:table-cell table:number-columns-repeated="1021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Химчистка 1,5спл матраса</text:p>
          </table:table-cell>
          <table:table-cell table:style-name="ce9" office:value-type="string" calcext:value-type="string">
            <text:p>от 1000р до 1300р</text:p>
          </table:table-cell>
          <table:table-cell table:number-columns-repeated="1021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Химчистка 2спл <text:s/>матраса</text:p>
          </table:table-cell>
          <table:table-cell table:style-name="ce9" office:value-type="string" calcext:value-type="string">
            <text:p>от 1500р до 2000р</text:p>
          </table:table-cell>
          <table:table-cell table:number-columns-repeated="1021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Химчистка маленькой подушки</text:p>
          </table:table-cell>
          <table:table-cell table:style-name="ce9" office:value-type="string" calcext:value-type="string">
            <text:p>300р</text:p>
          </table:table-cell>
          <table:table-cell table:number-columns-repeated="1021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Химчистка подушки 70*70 или более</text:p>
          </table:table-cell>
          <table:table-cell table:style-name="ce9" office:value-type="string" calcext:value-type="string">
            <text:p>400р./сут.</text:p>
          </table:table-cell>
          <table:table-cell table:number-columns-repeated="1021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Химчистка игрушек</text:p>
          </table:table-cell>
          <table:table-cell table:style-name="ce9" office:value-type="string" calcext:value-type="string">
            <text:p>от 100р до 300р.</text:p>
          </table:table-cell>
          <table:table-cell table:number-columns-repeated="1021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Химчистка других предметов мягкой мебели</text:p>
          </table:table-cell>
          <table:table-cell table:style-name="ce13" office:value-type="string" calcext:value-type="string">
            <text:p>от 100р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6">
          <table:table-cell table:style-name="ce5" table:number-columns-spanned="3" table:number-rows-spanned="1"/>
          <table:covered-table-cell table:number-columns-repeated="2" table:style-name="ce11"/>
          <table:table-cell table:number-columns-repeated="6"/>
          <table:table-cell table:style-name="ce15"/>
          <table:table-cell table:number-columns-repeated="1014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6-05T18:19:34</meta:creation-date>
    <dc:date>2024-02-29T22:02:50.874000000</dc:date>
    <meta:generator>LibreOffice/7.2.5.2$Windows_X86_64 LibreOffice_project/499f9727c189e6ef3471021d6132d4c694f357e5</meta:generator>
    <meta:editing-duration>PT15M42S</meta:editing-duration>
    <meta:editing-cycles>1</meta:editing-cycles>
    <meta:document-statistic meta:table-count="1" meta:cell-count="53" meta:object-count="0"/>
    <meta:user-defined meta:name="AppVersion">16.0300</meta:user-defined>
  </office:meta>
</office:document-meta>
</file>